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7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crea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episodes-plus-morts-game-of-thrones</text:p>
          </table:table-cell>
          <table:table-cell office:value-type="string" calcext:value-type="string">
            <text:p><text:a xlink:href="https://www.kaggle.com/datasets/dasbootstrapping/game-of-thrones-episode-data" xlink:type="simple">https://www.kaggle.com/datasets/dasbootstrapping/game-of-thrones-episode-data</text:a></text:p>
          </table:table-cell>
          <table:table-cell/>
        </table:table-row>
        <table:table-row table:style-name="ro2">
          <table:table-cell office:value-type="string" calcext:value-type="string">
            <text:p>equipe-de-france-foot-homme-cdm-199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  <table:table-cell/>
        </table:table-row>
        <table:table-row table:style-name="ro2">
          <table:table-cell office:value-type="string" calcext:value-type="string">
            <text:p>equipe-de-france-foot-homme-victoires-2016-201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  <table:table-cell/>
        </table:table-row>
        <table:table-row table:style-name="ro2">
          <table:table-cell office:value-type="string" calcext:value-type="string">
            <text:p>fruits-legumes-saisons</text:p>
          </table:table-cell>
          <table:table-cell office:value-type="string" calcext:value-type="string">
            <text:p><text:a xlink:href="https://mesfruitsetlegumesdesaison.fr/?theme=default#informations" xlink:type="simple">https://mesfruitsetlegumesdesaison.fr/?theme=default#informations</text:a></text:p>
          </table:table-cell>
          <table:table-cell/>
        </table:table-row>
        <table:table-row table:style-name="ro2">
          <table:table-cell office:value-type="string" calcext:value-type="string">
            <text:p>mmi-ile-de-france-2019-2022</text:p>
          </table:table-cell>
          <table:table-cell office:value-type="string" calcext:value-type="string">
            <text:p><text:a xlink:href="https://www.data.gouv.fr/fr/datasets/parcoursup-2022-voeux-de-poursuite-detudes-et-de-reorientation-dans-lenseignement-superieur-et-reponses-des-etablissements/" xlink:type="simple">https://www.data.gouv.fr/fr/datasets/parcoursup-2022-voeux-de-poursuite-detudes-et-de-reorientation-dans-lenseignement-superieur-et-reponses-des-etablissements/</text:a></text:p>
          </table:table-cell>
          <table:table-cell/>
        </table:table-row>
        <table:table-row table:style-name="ro2">
          <table:table-cell office:value-type="string" calcext:value-type="string">
            <text:p>top-10-prenoms-XXXX-XXXX-XXXX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  <table:table-cell/>
        </table:table-row>
        <table:table-row table:style-name="ro2">
          <table:table-cell office:value-type="string" calcext:value-type="string">
            <text:p>deplacements-jacques-chirac-en-France</text:p>
          </table:table-cell>
          <table:table-cell office:value-type="string" calcext:value-type="string">
            <text:p><text:a xlink:href="https://www.data.gouv.fr/fr/datasets/deplacements-des-presidents-de-la-republique-et-des-premiers-ministres-depuis-1945/" xlink:type="simple">https://www.data.gouv.fr/fr/datasets/deplacements-des-presidents-de-la-republique-et-des-premiers-ministres-depuis-1945/</text:a></text:p>
          </table:table-cell>
          <table:table-cell/>
        </table:table-row>
        <table:table-row table:style-name="ro1">
          <table:table-cell office:value-type="string" calcext:value-type="string">
            <text:p>choix-parcours-s3-mmi-2023-2026</text:p>
          </table:table-cell>
          <table:table-cell office:value-type="string" calcext:value-type="string">
            <text:p>sondage mmi</text:p>
          </table:table-cell>
          <table:table-cell/>
        </table:table-row>
        <table:table-row table:style-name="ro1">
          <table:table-cell office:value-type="string" calcext:value-type="string">
            <text:p>Tableau-des-titres-presse-aidés-en-2023</text:p>
          </table:table-cell>
          <table:table-cell office:value-type="string" calcext:value-type="string">
            <text:p><text:a xlink:href="https://www.culture.gouv.fr/Thematiques/Presse-ecrite/tableaux-des-titres-de-presse-aides2" xlink:type="simple">https://www.culture.gouv.fr/Thematiques/Presse-ecrite/tableaux-des-titres-de-presse-aides2</text:a></text:p>
          </table:table-cell>
          <table:table-cell/>
        </table:table-row>
        <table:table-row table:style-name="ro1">
          <table:table-cell office:value-type="string" calcext:value-type="string">
            <text:p>top-10-prenoms-epicene-XXXX-france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  <table:table-cell/>
        </table:table-row>
        <table:table-row table:style-name="ro1">
          <table:table-cell office:value-type="string" calcext:value-type="string">
            <text:p>index-egalite-professionnelle-F-H-des-entreprises-plus-de-1000-employes-2023</text:p>
          </table:table-cell>
          <table:table-cell office:value-type="string" calcext:value-type="string">
            <text:p><text:a xlink:href="https://www.data.gouv.fr/fr/datasets/index-egalite-professionnelle-f-h-des-entreprises-de-50-salaries-ou-plus/#/information" xlink:type="simple">https://www.data.gouv.fr/fr/datasets/index-egalite-professionnelle-f-h-des-entreprises-de-50-salaries-ou-plus/#/information</text:a></text:p>
          </table:table-cell>
          <table:table-cell office:value-type="string" calcext:value-type="string">
            <text:p>Pensez à consulter le document de notes pour en savoir plus sur les nombres affichés</text:p>
          </table:table-cell>
        </table:table-row>
        <table:table-row table:style-name="ro1">
          <table:table-cell office:value-type="string" calcext:value-type="string">
            <text:p>Aide-au-pluralisme-des-services-de-presse-tout-en-ligne-2023</text:p>
          </table:table-cell>
          <table:table-cell office:value-type="string" calcext:value-type="string">
            <text:p><text:a xlink:href="https://data.culture.gouv.fr/explore/dataset/aide-au-pluralisme-des-services-de-presse-tout-en-ligne/table/?sort=montant_eur&amp;refine.annee=2023" xlink:type="simple">https://data.culture.gouv.fr/explore/dataset/aide-au-pluralisme-des-services-de-presse-tout-en-ligne/table/?sort=montant_eur&amp;refine.annee=2023</text:a></text:p>
          </table:table-cell>
          <table:table-cell/>
        </table:table-row>
        <table:table-row table:style-name="ro1">
          <table:table-cell office:value-type="string" calcext:value-type="string">
            <text:p>parcoursup-2023-iut-sarcelles</text:p>
          </table:table-cell>
          <table:table-cell office:value-type="string" calcext:value-type="string">
            <text:p><text:a xlink:href="https://data.education.gouv.fr/explore/dataset/fr-esr-parcoursup/information/?sort=tri" xlink:type="simple">https://data.education.gouv.fr/explore/dataset/fr-esr-parcoursup/information/?sort=tri</text:a></text:p>
          </table:table-cell>
          <table:table-cell/>
        </table:table-row>
        <table:table-row table:style-name="ro1">
          <table:table-cell office:value-type="string" calcext:value-type="string">
            <text:p>Taux-reussite-permis-b-auto-ecoles-sarcelles-deuxième-trimestre-2024</text:p>
          </table:table-cell>
          <table:table-cell office:value-type="string" calcext:value-type="string">
            <text:p><text:a xlink:href="https://autoecoles.securite-routiere.gouv.fr/#/" xlink:type="simple">https://autoecoles.securite-routiere.gouv.fr/#/</text:a></text:p>
          </table:table-cell>
          <table:table-cell/>
        </table:table-row>
        <table:table-row table:style-name="ro1">
          <table:table-cell office:value-type="string" calcext:value-type="string">
            <text:p>top-10-echec-box-office-mondial</text:p>
          </table:table-cell>
          <table:table-cell office:value-type="string" calcext:value-type="string">
            <text:p><text:a xlink:href="https://en.wikipedia.org/wiki/List_of_biggest_box-office_bombs#Biggest_box-office_bombs" xlink:type="simple">https://en.wikipedia.org/wiki/List_of_biggest_box-office_bombs#Biggest_box-office_bombs</text:a></text:p>
          </table:table-cell>
          <table:table-cell/>
        </table:table-row>
        <table:table-row table:style-name="ro1">
          <table:table-cell office:value-type="string" calcext:value-type="string">
            <text:p>part-20-24-ans-sans-diplome-ile-de-france-en-2020</text:p>
          </table:table-cell>
          <table:table-cell office:value-type="string" calcext:value-type="string">
            <text:p><text:span text:style-name="T1"><text:a xlink:href="https://www.observatoire-des-territoires.gouv.fr/part-des-20-24-ans-sans-diplome" xlink:type="simple">https://www.observatoire-des-territoires.gouv.fr/part-des-20-24-ans-sans-diplome</text:a></text:span><text:span text:style-name="T1"> et https://www.observatoire-des-territoires.gouv.fr/population-au-dernier-recensement et </text:span><text:span text:style-name="T1"><text:a xlink:href="https://www.observatoire-des-territoires.gouv.fr/part-des-18-24-ans" xlink:type="simple">https://www.observatoire-des-territoires.gouv.fr/part-des-18-24-ans</text:a></text:span><text:span text:style-name="T1"> et https://www.observatoire-des-territoires.gouv.fr/population-au-dernier-recensement </text:span></text:p>
          </table:table-cell>
          <table:table-cell/>
        </table:table-row>
        <table:table-row table:style-name="ro1">
          <table:table-cell office:value-type="string" calcext:value-type="string">
            <text:p>ecart-hommes-femmes-diplomes-ens-superieur-plus-15-ans-val-doise-en-2020</text:p>
          </table:table-cell>
          <table:table-cell office:value-type="string" calcext:value-type="string">
            <text:p><text:a xlink:href="https://www.observatoire-des-territoires.gouv.fr/ecart-hommes-femmes-de-part-de-diplomees-du-superieur-parmi-les-plus-de-15-ans-non-scolarises" xlink:type="simple">https://www.observatoire-des-territoires.gouv.fr/ecart-hommes-femmes-de-part-de-diplomees-du-superieur-parmi-les-plus-de-15-ans-non-scolarises</text:a> et https://www.observatoire-des-territoires.gouv.fr/population-au-dernier-recensement </text:p>
          </table:table-cell>
          <table:table-cell/>
        </table:table-row>
        <table:table-row table:style-name="ro1">
          <table:table-cell office:value-type="string" calcext:value-type="string">
            <text:p>top-15-sports-avec-plus-licencies-2023-france</text:p>
          </table:table-cell>
          <table:table-cell office:value-type="string" calcext:value-type="string">
            <text:p><text:a xlink:href="https://injep.fr/donnee/recensement-des-licences-et-clubs-sportifs-2023/" xlink:type="simple">https://injep.fr/donnee/recensement-des-licences-et-clubs-sportifs-2023/</text:a></text:p>
          </table:table-cell>
          <table:table-cell/>
        </table:table-row>
      </table:table>
      <table:table table:name="dev" table:style-name="ta1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  <table:table-cell/>
        </table:table-row>
        <table:table-row table:style-name="ro2">
          <table:table-cell office:value-type="string" calcext:value-type="string">
            <text:p>bechdel-2016-2017-2018-2019</text:p>
          </table:table-cell>
          <table:table-cell office:value-type="string" calcext:value-type="string">
            <text:p><text:a xlink:href="https://bechdeltest.com/api/v1/doc" xlink:type="simple">https://bechdeltest.com/api/v1/doc</text:a></text:p>
          </table:table-cell>
          <table:table-cell/>
        </table:table-row>
        <table:table-row table:style-name="ro2">
          <table:table-cell office:value-type="string" calcext:value-type="string">
            <text:p>dossier prenoms/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  <table:table-cell/>
        </table:table-row>
        <table:table-row table:style-name="ro2">
          <table:table-cell office:value-type="string" calcext:value-type="string">
            <text:p>geo-boulangeries-ble-idf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  <table:table-cell/>
        </table:table-row>
        <table:table-row table:style-name="ro2">
          <table:table-cell office:value-type="string" calcext:value-type="string">
            <text:p>geo-boulangeries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  <table:table-cell/>
        </table:table-row>
        <table:table-row table:style-name="ro2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  <table:table-cell/>
        </table:table-row>
        <table:table-row table:style-name="ro2">
          <table:table-cell office:value-type="string" calcext:value-type="string">
            <text:p>geo-les_salles_de_cinemas_en_ile-de-france</text:p>
          </table:table-cell>
          <table:table-cell office:value-type="string" calcext:value-type="string">
            <text:p><text:a xlink:href="https://data.iledefrance.fr/explore/dataset/les_salles_de_cinemas_en_ile-de-france/table/" xlink:type="simple">https://data.iledefrance.fr/explore/dataset/les_salles_de_cinemas_en_ile-de-france/table/</text:a></text:p>
          </table:table-cell>
          <table:table-cell/>
        </table:table-row>
        <table:table-row table:style-name="ro2">
          <table:table-cell office:value-type="string" calcext:value-type="string">
            <text:p>openfoodfacts-gateaux</text:p>
          </table:table-cell>
          <table:table-cell office:value-type="string" calcext:value-type="string">
            <text:p><text:a xlink:href="https://fr.openfoodfacts.org/" xlink:type="simple">https://fr.openfoodfacts.org/</text:a></text:p>
          </table:table-cell>
          <table:table-cell/>
        </table:table-row>
        <table:table-row table:style-name="ro2">
          <table:table-cell office:value-type="string" calcext:value-type="string">
            <text:p>openfoodfacts-bonbons</text:p>
          </table:table-cell>
          <table:table-cell office:value-type="string" calcext:value-type="string">
            <text:p><text:a xlink:href="https://fr.openfoodfacts.org/" xlink:type="simple">https://fr.openfoodfacts.org/</text:a></text:p>
          </table:table-cell>
          <table:table-cell/>
        </table:table-row>
        <table:table-row table:style-name="ro1">
          <table:table-cell office:value-type="string" calcext:value-type="string">
            <text:p>festivals-val-d'oise</text:p>
          </table:table-cell>
          <table:table-cell office:value-type="string" calcext:value-type="string">
            <text:p><text:a xlink:href="https://data.culture.gouv.fr/explore/dataset/festivals-global-festivals-_-pl/table/?refine.departement_principal_de_deroulement=Val-d%27Oise" xlink:type="simple">https://data.culture.gouv.fr/explore/dataset/festivals-global-festivals-_-pl/table/?refine.departement_principal_de_deroulement=Val-d%27Oise</text:a></text:p>
          </table:table-cell>
          <table:table-cell/>
        </table:table-row>
        <table:table-row table:style-name="ro1">
          <table:table-cell office:value-type="string" calcext:value-type="string">
            <text:p>Pokemon</text:p>
          </table:table-cell>
          <table:table-cell office:value-type="string" calcext:value-type="string">
            <text:p><text:a xlink:href="https://pokeapi.co/" xlink:type="simple">https://pokeapi.co/</text:a> - Plus simple mais moins complet :<text:a xlink:href="https://tyradex.vercel.app/" xlink:type="simple">https://tyradex.vercel.app/</text:a></text:p>
          </table:table-cell>
          <table:table-cell/>
        </table:table-row>
        <table:table-row table:style-name="ro1">
          <table:table-cell office:value-type="string" calcext:value-type="string">
            <text:p>geo-voitures-immatriculees-par-ville-95-2020-2024</text:p>
          </table:table-cell>
          <table:table-cell office:value-type="string" calcext:value-type="string">
            <text:p><text:a xlink:href="https://www.agenceore.fr/opendata/voitures-particulieres-immatriculees-par-commune-et-par-type-de-recharge" xlink:type="simple">https://www.agenceore.fr/opendata/voitures-particulieres-immatriculees-par-commune-et-par-type-de-recharge</text:a></text:p>
          </table:table-cell>
          <table:table-cell office:value-type="string" calcext:value-type="string">
            <text:p>Pour l’année 2024 le comptage s’arrête à la fin du mois de juin</text:p>
          </table:table-cell>
        </table:table-row>
        <table:table-row table:style-name="ro1">
          <table:table-cell office:value-type="string" calcext:value-type="string">
            <text:p>geo-recensement-95</text:p>
          </table:table-cell>
          <table:table-cell office:value-type="string" calcext:value-type="string">
            <text:p><text:a xlink:href="https://www.observatoire-des-territoires.gouv.fr/population-au-dernier-recensement" xlink:type="simple">https://www.observatoire-des-territoires.gouv.fr/population-au-dernier-recensement</text:a></text:p>
          </table:table-cell>
          <table:table-cell/>
        </table:table-row>
        <table:table-row table:style-name="ro1">
          <table:table-cell office:value-type="string" calcext:value-type="string">
            <text:p>geo-part-20-24-ans-sans-diplome-ile-de-france.geojson</text:p>
          </table:table-cell>
          <table:table-cell office:value-type="string" calcext:value-type="string">
            <text:p><text:a xlink:href="https://www.observatoire-des-territoires.gouv.fr/part-des-20-24-ans-sans-diplome" xlink:type="simple">https://www.observatoire-des-territoires.gouv.fr/part-des-20-24-ans-sans-diplome</text:a> et <text:a xlink:href="https://www.observatoire-des-territoires.gouv.fr/population-au-dernier-recensement" xlink:type="simple">https://www.observatoire-des-territoires.gouv.fr/population-au-dernier-recensement</text:a> et  <text:a xlink:href="https://www.observatoire-des-territoires.gouv.fr/population-au-dernier-recensemen" xlink:type="simple">https://www.observatoire-des-territoires.gouv.fr/population-au-dernier-recensemen</text:a>t</text:p>
          </table:table-cell>
          <table:table-cell/>
        </table:table-row>
        <table:table-row table:style-name="ro1">
          <table:table-cell office:value-type="string" calcext:value-type="string">
            <text:p>effectifs-en-terminale-specialites-academie-versailles-2022</text:p>
          </table:table-cell>
          <table:table-cell office:value-type="string" calcext:value-type="string">
            <text:p><text:a xlink:href="https://data.education.gouv.fr/explore/dataset/fr-en-effectifs-specialites-doublettes-terminale-generale/information" xlink:type="simple">https://data.education.gouv.fr/explore/dataset/fr-en-effectifs-specialites-doublettes-terminale-generale/information</text:a> et <text:a xlink:href="https://data.education.gouv.fr/explore/dataset/fr-en-adresse-et-geolocalisation-etablissements-premier-et-second-degre" xlink:type="simple">https://data.education.gouv.fr/explore/dataset/fr-en-adresse-et-geolocalisation-etablissements-premier-et-second-degre</text:a></text:p>
          </table:table-cell>
          <table:table-cell/>
        </table:table-row>
        <table:table-row table:style-name="ro1">
          <table:table-cell office:value-type="string" calcext:value-type="string">
            <text:p>geo-top-5-sports-avec-plus-licencies-par-region-2023-france</text:p>
          </table:table-cell>
          <table:table-cell office:value-type="string" calcext:value-type="string">
            <text:p><text:a xlink:href="https://injep.fr/donnee/recensement-des-licences-et-clubs-sportifs-2023/" xlink:type="simple">https://injep.fr/donnee/recensement-des-licences-et-clubs-sportifs-2023/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9-21T17:15:47.254000000</dc:date>
    <meta:editing-duration>PT10H42M55S</meta:editing-duration>
    <meta:editing-cycles>55</meta:editing-cycles>
    <meta:generator>LibreOffice/7.2.7.2$Windows_X86_64 LibreOffice_project/8d71d29d553c0f7dcbfa38fbfda25ee34cce99a2</meta:generator>
    <meta:document-statistic meta:table-count="2" meta:cell-count="76" meta:object-count="0"/>
  </office:meta>
</office:document-meta>
</file>